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60.00%" fo:text-align="left"/>
    </style:style>
    <style:style style:name="P1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0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14</text:span></text:p>
            <text:p text:style-name="P3"><text:span text:style-name="T2">Nom :<text:s/></text:span><text:span text:style-name="T3">Parcourir les recettes de pizza(package « Gestion des achats »)<text:line-break/></text:span><text:span text:style-name="T4">Acteur(s) :<text:s/></text:span><text:span text:style-name="T5">Employé<text:line-break/></text:span><text:span text:style-name="T6">Description :<text:s/></text:span><text:span text:style-name="T7">L'acteur regarde les recettes de pizza.<text:line-break/></text:span><text:span text:style-name="T8">Auteur :<text:s/></text:span><text:span text:style-name="T9">Guichou Brice<text:line-break/></text:span><text:span text:style-name="T10">Date(s) :<text:s/></text:span><text:span text:style-name="T11">12/02/2020</text:span></text:p>
            <text:p text:style-name="P4"><text:span text:style-name="T12">Pré-conditions :<text:s/></text:span><text:span text:style-name="T13">Aucune.<text:line-break/></text:span><text:span text:style-name="T14">Démarrage :<text:s/></text:span><text:span text:style-name="T15">L’utilisateur à ouvert l'onglet Parcourir les recettes de pizza.</text:span></text:p>
            <text:p text:style-name="P4"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DESCRIPTION</text:span></text:p>
            <text:p text:style-name="P7"><text:span text:style-name="T17">Le scénario nominal :</text:span></text:p>
            <text:p text:style-name="P8"><text:span text:style-name="T18">1. Le système</text:span><text:span text:style-name="T19"><text:s/></text:span><text:span text:style-name="T20">affiche la page contenant la liste des différentes recettes de pizza.<text:line-break/>2. L’utilisateur sélectionne une de ces recettes.<text:line-break/>3. Le système affiche toutes les informations sur la recette demandée par l'utilisateur .<text:line-break/></text:span><text:span text:style-name="T21"/></text:p>
          </table:table-cell>
        </table:table-row>
        <table:table-row table:style-name="TableRow0102">
          <table:table-cell table:style-name="TableCell010200">
            <text:p text:style-name="P11"><text:span text:style-name="T22">Les scénarios alternatifs :</text:span></text:p>
            <text:p text:style-name="P12"><text:span text:style-name="T23">2. L</text:span><text:span text:style-name="T24">’<text:s/></text:span><text:span text:style-name="T25">utilisateur</text:span><text:span text:style-name="T26"><text:s/></text:span><text:span text:style-name="T27">décide de quitter la page contenant la liste des différentes recettes de pizza.</text:span></text:p>
            <text:p text:style-name="P12"><text:span text:style-name="T28"/></text:p>
          </table:table-cell>
        </table:table-row>
        <table:table-row table:style-name="TableRow0103">
          <table:table-cell table:style-name="TableCell010300">
            <text:p text:style-name="P15"><text:span text:style-name="T29">Les scénarios d'exceptions :</text:span><text:span text:style-name="T30"/></text:p>
          </table:table-cell>
        </table:table-row>
        <table:table-row table:style-name="TableRow0104">
          <table:table-cell table:style-name="TableCell010400">
            <text:p text:style-name="P18"><text:span text:style-name="T31">Fin :<text:s/></text:span><text:span text:style-name="T32">Scénario nominal : à l'étape 2 sur décision de l'utilisateur.</text:span><text:span text:style-name="T33"/></text:p>
          </table:table-cell>
        </table:table-row>
      </table:table>
      <text:p text:style-name="P20"><text:span text:style-name="T34">Post-conditions :<text:s/></text:span><text:span text:style-name="T35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